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1bfedf" officeooo:paragraph-rsid="001bfedf"/>
    </style:style>
    <style:style style:name="P2" style:family="paragraph" style:parent-style-name="Standard">
      <style:paragraph-properties fo:text-align="center" style:justify-single-word="false"/>
      <style:text-properties fo:font-size="28pt" fo:font-weight="bold" officeooo:rsid="001bfedf" officeooo:paragraph-rsid="001bfedf" style:font-size-asian="28pt" style:font-weight-asian="bold" style:font-size-complex="28pt" style:font-weight-complex="bold"/>
    </style:style>
    <style:style style:name="P3" style:family="paragraph" style:parent-style-name="Table_20_Contents" style:list-style-name="L1">
      <style:paragraph-properties fo:text-align="start" style:justify-single-word="false"/>
      <style:text-properties officeooo:rsid="001bfedf" officeooo:paragraph-rsid="001bfedf"/>
    </style:style>
    <style:style style:name="P4" style:family="paragraph" style:parent-style-name="Table_20_Contents" style:list-style-name="L2">
      <style:paragraph-properties fo:text-align="start" style:justify-single-word="false"/>
      <style:text-properties officeooo:rsid="001d4b91" officeooo:paragraph-rsid="001d4b91"/>
    </style:style>
    <style:style style:name="P5" style:family="paragraph" style:parent-style-name="Table_20_Contents" style:list-style-name="L1">
      <style:paragraph-properties fo:text-align="start" style:justify-single-word="false"/>
      <style:text-properties officeooo:rsid="001d4b91" officeooo:paragraph-rsid="001d4b91"/>
    </style:style>
    <style:style style:name="P6" style:family="paragraph" style:parent-style-name="Table_20_Contents">
      <style:paragraph-properties fo:text-align="center" style:justify-single-word="false"/>
      <style:text-properties fo:font-size="14pt" fo:font-weight="bold" officeooo:rsid="001bfedf" officeooo:paragraph-rsid="001bfedf" style:font-size-asian="14pt" style:font-weight-asian="bold" style:font-size-complex="14pt" style:font-weight-complex="bold"/>
    </style:style>
    <style:style style:name="P7" style:family="paragraph" style:parent-style-name="Table_20_Contents" style:list-style-name="L2">
      <style:paragraph-properties fo:text-align="start" style:justify-single-word="false"/>
      <style:text-properties officeooo:rsid="001eaca8" officeooo:paragraph-rsid="001eaca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FO PERSONAL</text:p>
      <text:p text:style-name="P1"/>
      <text:p text:style-name="P1"/>
      <text:p text:style-name="P1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6">FORTALEZAS</text:p>
          </table:table-cell>
          <table:table-cell table:style-name="Tabla1.A1" office:value-type="string">
            <text:p text:style-name="P6">OPORTUNIDADES</text:p>
          </table:table-cell>
        </table:table-row>
        <table:table-row>
          <table:table-cell table:style-name="Tabla1.A1" office:value-type="string">
            <text:list text:style-name="L1">
              <text:list-item>
                <text:p text:style-name="P3">Alta autoestima.</text:p>
              </text:list-item>
              <text:list-item>
                <text:p text:style-name="P3">Personalidad fuerte.</text:p>
              </text:list-item>
              <text:list-item>
                <text:p text:style-name="P3">Organizada.</text:p>
              </text:list-item>
              <text:list-item>
                <text:p text:style-name="P3">Trabajadora.</text:p>
              </text:list-item>
            </text:list>
          </table:table-cell>
          <table:table-cell table:style-name="Tabla1.A1" office:value-type="string">
            <text:list text:continue-numbering="true" text:style-name="L1">
              <text:list-item>
                <text:p text:style-name="P5">Gran demanda en el sector.</text:p>
              </text:list-item>
              <text:list-item>
                <text:p text:style-name="P5">Posibilidad de teletrabajo.</text:p>
              </text:list-item>
              <text:list-item>
                <text:p text:style-name="P5">Gran demanda de mujeres en el sector.</text:p>
              </text:list-item>
            </text:list>
          </table:table-cell>
        </table:table-row>
        <table:table-row>
          <table:table-cell table:style-name="Tabla1.A1" office:value-type="string">
            <text:p text:style-name="P6">DEBILIDADES</text:p>
          </table:table-cell>
          <table:table-cell table:style-name="Tabla1.A1" office:value-type="string">
            <text:p text:style-name="P6">AMENAZAS</text:p>
          </table:table-cell>
        </table:table-row>
        <table:table-row>
          <table:table-cell table:style-name="Tabla1.A1" office:value-type="string">
            <text:list text:style-name="L2">
              <text:list-item>
                <text:p text:style-name="P4">Demasiado perfeccionista.</text:p>
              </text:list-item>
              <text:list-item>
                <text:p text:style-name="P4">Poco nivel de inglés.</text:p>
              </text:list-item>
              <text:list-item>
                <text:p text:style-name="P7">Dificultad para delegar.</text:p>
              </text:list-item>
            </text:list>
          </table:table-cell>
          <table:table-cell table:style-name="Tabla1.A1" office:value-type="string">
            <text:list text:continue-numbering="true" text:style-name="L2">
              <text:list-item>
                <text:p text:style-name="P4">Mucha competencia en el sector.</text:p>
              </text:list-item>
              <text:list-item>
                <text:p text:style-name="P4">Hay que estudiar y reinventarse constantemente.</text:p>
              </text:list-item>
              <text:list-item>
                <text:p text:style-name="P4">Crisis económica que repercute a las tecnológicas.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12:03:41.599646354</meta:creation-date>
    <meta:print-date>2024-10-21T13:34:11.466683830</meta:print-date>
    <meta:printed-by>Archivos PDF</meta:printed-by>
    <dc:date>2024-10-21T14:40:35.305461495</dc:date>
    <meta:editing-duration>PT41M18S</meta:editing-duration>
    <meta:editing-cycles>1</meta:editing-cycles>
    <meta:document-statistic meta:table-count="1" meta:image-count="0" meta:object-count="0" meta:page-count="1" meta:paragraph-count="18" meta:word-count="67" meta:character-count="415" meta:non-whitespace-character-count="379"/>
    <meta:generator>LibreOffice/24.2.6.2$Linux_X86_64 LibreOffice_project/8e9a753d9daaea75c34b417ba1bdf556bf2fc5b3</meta:generator>
  </office:meta>
</office:document-meta>
</file>